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paragraph-properties fo:text-align="justify" style:justify-single-word="false"/>
      <style:text-properties style:font-name="Arial" fo:font-size="12pt" style:font-size-asian="12pt" style:font-size-complex="12pt"/>
    </style:style>
    <style:style style:name="P2" style:family="paragraph" style:parent-style-name="Preformatted_20_Text">
      <style:text-properties fo:font-size="12pt" style:font-size-asian="12pt" style:font-size-complex="12pt"/>
    </style:style>
    <style:style style:name="P3" style:family="paragraph" style:parent-style-name="Preformatted_20_Text">
      <style:paragraph-properties fo:text-align="justify" style:justify-single-word="false"/>
      <style:text-properties style:font-name="Arial" fo:font-size="12pt" style:font-size-asian="12pt" style:font-size-complex="12pt"/>
    </style:style>
    <style:style style:name="T1" style:family="text">
      <style:text-properties style:font-name="Arial" fo:language="es" fo:country="ES" style:language-asian="zh" style:country-asian="CN" style:language-complex="ar" style:country-complex="SA"/>
    </style:style>
    <style:style style:name="T2" style:family="text">
      <style:text-properties style:font-name="Arial" fo:language="es" fo:country="ES" style:font-name-asian="Arial" style:language-asian="zh" style:country-asian="CN" style:language-complex="ar" style:country-complex="SA"/>
    </style:style>
    <style:style style:name="T3" style:family="text">
      <style:text-properties fo:language="es" fo:country="ES" style:language-asian="zh" style:country-asian="CN" style:language-complex="ar" style:country-complex="SA"/>
    </style:style>
    <style:style style:name="T4" style:family="text">
      <style:text-properties fo:language="es" fo:country="ES" style:font-name-asian="Arial" style:language-asian="zh" style:country-asian="CN" style:language-complex="ar" style:country-complex="S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ficultades del proceso</text:p>
      <text:p text:style-name="P1"/>
      <text:p text:style-name="P1">Como parte natural de un proceso de desarrollo, el individuo o el grupo, se ha de encontrar con obstáculos a superar en cualquier momento del transcurso. Nuestra situación no fue la excepción; ante los nuevos retos y el poco tiempo de duración que teniamos del proceso del proyecto, por supuesto que surgieron nuevas dificultades en los diferentes ámbitos. Las más destacados fueron las que se describen a continuación. </text:p>
      <text:p text:style-name="P1"/>
      <text:p text:style-name="P1"><text:span text:style-name="T3">Desde</text:span><text:span text:style-name="T4"> </text:span><text:span text:style-name="T3">el</text:span><text:span text:style-name="T4"> </text:span><text:span text:style-name="T3">primer</text:span><text:span text:style-name="T4"> </text:span><text:span text:style-name="T3">momento,</text:span><text:span text:style-name="T4"> </text:span><text:span text:style-name="T3">teníamos</text:span><text:span text:style-name="T4"> </text:span><text:span text:style-name="T3">presente</text:span><text:span text:style-name="T4"> </text:span><text:span text:style-name="T3">que</text:span><text:span text:style-name="T4"> </text:span><text:span text:style-name="T3">íbamos</text:span><text:span text:style-name="T4"> </text:span><text:span text:style-name="T3">a</text:span><text:span text:style-name="T4"> </text:span><text:span text:style-name="T3">tener</text:span><text:span text:style-name="T4"> </text:span><text:span text:style-name="T3">que</text:span><text:span text:style-name="T4"> </text:span><text:span text:style-name="T3">mantener</text:span><text:span text:style-name="T4"> </text:span><text:span text:style-name="T3">una</text:span><text:span text:style-name="T4"> </text:span><text:span text:style-name="T3">comunicación</text:span><text:span text:style-name="T4"> </text:span><text:span text:style-name="T3">permanente</text:span><text:span text:style-name="T4"> </text:span><text:span text:style-name="T3">con</text:span><text:span text:style-name="T4"> </text:span><text:span text:style-name="T3">el</text:span><text:span text:style-name="T4"> </text:span><text:span text:style-name="T3">grupo</text:span><text:span text:style-name="T4"> </text:span><text:span text:style-name="T3">de</text:span><text:span text:style-name="T4"> </text:span><text:span text:style-name="T3">Hidrología</text:span><text:span text:style-name="T4"> </text:span><text:span text:style-name="T3">Subterránea</text:span><text:span text:style-name="T4"> </text:span><text:span text:style-name="T3">de</text:span><text:span text:style-name="T4"> la </text:span><text:span text:style-name="T3">Regional</text:span><text:span text:style-name="T4"> </text:span><text:span text:style-name="T3">Norte,</text:span><text:span text:style-name="T4"> </text:span><text:span text:style-name="T3">quienes</text:span><text:span text:style-name="T4"> </text:span><text:span text:style-name="T3">son</text:span><text:span text:style-name="T4"> </text:span><text:span text:style-name="T3">las</text:span><text:span text:style-name="T4"> </text:span><text:span text:style-name="T3">personas</text:span><text:span text:style-name="T4"> </text:span><text:span text:style-name="T3">que</text:span><text:span text:style-name="T4"> </text:span><text:span text:style-name="T3">están</text:span><text:span text:style-name="T4"> </text:span><text:span text:style-name="T3">más</text:span><text:span text:style-name="T4"> </text:span><text:span text:style-name="T3">interiorizadas</text:span><text:span text:style-name="T4"> </text:span><text:span text:style-name="T3">en</text:span><text:span text:style-name="T4"> </text:span><text:span text:style-name="T3">las</text:span><text:span text:style-name="T4"> </text:span><text:span text:style-name="T3">temáticas</text:span><text:span text:style-name="T4"> </text:span><text:span text:style-name="T3">para</text:span><text:span text:style-name="T4"> </text:span><text:span text:style-name="T3">las</text:span><text:span text:style-name="T4"> </text:span><text:span text:style-name="T3">cuales</text:span><text:span text:style-name="T4"> </text:span><text:span text:style-name="T3">esta</text:span><text:span text:style-name="T4"> </text:span><text:span text:style-name="T3">aplicación</text:span><text:span text:style-name="T4"> </text:span><text:span text:style-name="T3">dará</text:span><text:span text:style-name="T4"> </text:span><text:span text:style-name="T3">soporte. </text:span>En la agenda y planificación de reuniones con Pablo Gamazo, surgió la común problemática de encontrar días y horarios para generar el intercambio. Esto a través de una comunicación virtual dada la distancia física entre Paysandú y Salto<text:span text:style-name="T4">, ya fuese por mails o charlas por Skype</text:span>. También tuvimos la oportunidad de tener una reunion presencial. <text:span text:style-name="T3">Cabe</text:span><text:span text:style-name="T4"> </text:span><text:span text:style-name="T3">aclarar</text:span><text:span text:style-name="T4"> </text:span><text:span text:style-name="T3">que</text:span><text:span text:style-name="T4"> </text:span><text:span text:style-name="T3">pese</text:span><text:span text:style-name="T4"> </text:span><text:span text:style-name="T3">a</text:span><text:span text:style-name="T4"> </text:span><text:span text:style-name="T3">las</text:span><text:span text:style-name="T4"> </text:span><text:span text:style-name="T3">distancias,</text:span><text:span text:style-name="T4"> </text:span><text:span text:style-name="T3">este</text:span><text:span text:style-name="T4"> </text:span><text:span text:style-name="T3">proceso</text:span><text:span text:style-name="T4"> </text:span><text:span text:style-name="T3">comunicativo</text:span><text:span text:style-name="T4"> </text:span><text:span text:style-name="T3">se</text:span><text:span text:style-name="T4"> </text:span><text:span text:style-name="T3">extendió</text:span><text:span text:style-name="T4"> </text:span><text:span text:style-name="T3">a</text:span><text:span text:style-name="T4"> </text:span><text:span text:style-name="T3">lo</text:span><text:span text:style-name="T4"> </text:span><text:span text:style-name="T3">largo</text:span><text:span text:style-name="T4"> </text:span><text:span text:style-name="T3">del</text:span><text:span text:style-name="T4"> </text:span><text:span text:style-name="T3">proyecto.</text:span></text:p>
      <text:p text:style-name="P1"/>
      <text:p text:style-name="P1">Dado el alto contenido técnico hidrológico existente en el proyecto, antes de conformar una idea clara sobre la realidad del problema, se debió invertir tiempo en la investigación de cual era el dominio sobre el que debíamos trabajar. Esto incluye la aclaración de detalles y terminologías técnicas exclusivas de la hidrología y del análisis de ensayos de bombeo sobre acuiferos. <text:span text:style-name="T3">Para</text:span><text:span text:style-name="T4"> </text:span><text:span text:style-name="T3">la</text:span><text:span text:style-name="T4"> </text:span><text:span text:style-name="T3">comprensión</text:span><text:span text:style-name="T4"> </text:span><text:span text:style-name="T3">del</text:span><text:span text:style-name="T4"> </text:span><text:span text:style-name="T3">problema</text:span><text:span text:style-name="T4"> </text:span><text:span text:style-name="T3">y</text:span><text:span text:style-name="T4"> </text:span><text:span text:style-name="T3">la</text:span><text:span text:style-name="T4"> </text:span><text:span text:style-name="T3">búsqueda</text:span><text:span text:style-name="T4"> de </text:span><text:span text:style-name="T3">soluciones</text:span><text:span text:style-name="T4"> </text:span><text:span text:style-name="T3">fueron</text:span><text:span text:style-name="T4"> </text:span><text:span text:style-name="T3">muy</text:span><text:span text:style-name="T4"> </text:span><text:span text:style-name="T3">importantes</text:span><text:span text:style-name="T4"> </text:span><text:span text:style-name="T3">los</text:span><text:span text:style-name="T4"> </text:span><text:span text:style-name="T3">constantes</text:span><text:span text:style-name="T4"> </text:span><text:span text:style-name="T3">intercambios con el grupo mencionado, de</text:span><text:span text:style-name="T4"> </text:span><text:span text:style-name="T3">los</text:span><text:span text:style-name="T4"> </text:span><text:span text:style-name="T3">cuales</text:span><text:span text:style-name="T4"> </text:span><text:span text:style-name="T3">estuvimos</text:span><text:span text:style-name="T4"> </text:span><text:span text:style-name="T3">pendientes</text:span><text:span text:style-name="T4"> </text:span><text:span text:style-name="T3">por</text:span><text:span text:style-name="T4"> </text:span><text:span text:style-name="T3">nuestra</text:span><text:span text:style-name="T4"> </text:span><text:span text:style-name="T3">falta</text:span><text:span text:style-name="T4"> </text:span><text:span text:style-name="T3">de</text:span><text:span text:style-name="T4"> </text:span><text:span text:style-name="T3">conocimientos</text:span><text:span text:style-name="T4"> </text:span><text:span text:style-name="T3">en</text:span><text:span text:style-name="T4"> </text:span><text:span text:style-name="T3">profundidad</text:span><text:span text:style-name="T4"> </text:span><text:span text:style-name="T3">en</text:span><text:span text:style-name="T4"> </text:span><text:span text:style-name="T3">esta</text:span><text:span text:style-name="T4"> </text:span><text:span text:style-name="T3">materia.</text:span><text:span text:style-name="T4"> </text:span></text:p>
      <text:p text:style-name="P1"/>
      <text:p text:style-name="P1">El alto detalle técnico también transigió al proyecto un contenido matemático específico de la materia, el cual fue absorbido por el grupo de manera sastifactoria. No obstante, al ser este un grupo con aptitudes mas orientadas hacia el desarrollo de soluciones informáticas, el entendimiento de la teoría matemática también requirió buena parte de nuestro tiempo, para comprender su naturaleza y funcionamiento.</text:p>
      <text:p text:style-name="P1"/>
      <text:p text:style-name="P1">En la elección de lenguajes y herramientas, se llegó a la conclusión que Python brindaba el ámbito más óptimo para elaborar el proyecto. En este sentido, el problema fue que este lenguaje era desconocido para el grupo, lo que conllevó a aprender su sintáxis, forma de codificación y ejecución. También requirió buena parte del tiempo la comprensión de la interfaz gráfica elegida, PyQt4, y el funcionamiento de la herramienta de graficado Matplotlib.</text:p>
      <text:p text:style-name="P2"/>
      <text:p text:style-name="P2"/>
      <text:p text:style-name="Preformatted_20_Text"/>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Liberation Serif" svg:font-family="'Liberation Serif'" style:font-family-generic="roman"/>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UY"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Liberation Serif" fo:font-size="10pt" style:font-name-asian="Droid Sans Fallback1"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2-10T20:56:59</meta:creation-date>
    <dc:date>2012-02-10T19:16:08.98</dc:date>
    <meta:editing-duration>PT1H39M8S</meta:editing-duration>
    <meta:editing-cycles>7</meta:editing-cycles>
    <meta:generator>OpenOffice.org/3.3$Win32 OpenOffice.org_project/330m20$Build-9567</meta:generator>
    <dc:creator>Andrés Pías</dc:creator>
    <meta:document-statistic meta:table-count="0" meta:image-count="0" meta:object-count="0" meta:page-count="1" meta:paragraph-count="6" meta:word-count="414" meta:character-count="2649"/>
  </office:meta>
</office:document-meta>
</file>